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Claro! Los <text:span text:style-name="Strong_20_Emphasis">constructores de copia</text:span> en Java son una característica importante que se utiliza para crear una nueva instancia de una clase a partir de otra existente. Permiten crear una copia de un objeto, copiando todos sus valores (de sus atributos) a otro objeto nuevo.</text:p>
      <text:h text:style-name="Heading_20_3" text:outline-level="3">¿Qué es un constructor de copia?</text:h>
      <text:p text:style-name="Text_20_body">Un <text:span text:style-name="Strong_20_Emphasis">constructor de copia</text:span> es un tipo especial de constructor que recibe un objeto de la misma clase como parámetro y copia los valores de los atributos de ese objeto en el nuevo objeto que se va a crear.</text:p>
      <text:h text:style-name="Heading_20_3" text:outline-level="3">¿Cómo funciona un constructor de copia?</text:h>
      <text:list xml:id="list3466795333" text:style-name="L1">
        <text:list-item>
          <text:p text:style-name="P2"><text:span text:style-name="Strong_20_Emphasis">Inicialización de un nuevo objeto</text:span>: Un constructor de copia se usa cuando deseas crear una nueva instancia de una clase que sea una copia exacta de otro objeto de esa misma clase.</text:p>
        </text:list-item>
        <text:list-item>
          <text:p text:style-name="P2"><text:span text:style-name="Strong_20_Emphasis">Copia de los valores</text:span>: En el cuerpo del constructor de copia, los valores de los atributos del objeto original se copian al nuevo objeto.</text:p>
        </text:list-item>
      </text:list>
      <text:h text:style-name="Heading_20_3" text:outline-level="3">Sintaxis de un constructor de copia</text:h>
      <text:p text:style-name="Text_20_body">La sintaxis de un constructor de copia es similar a la de un constructor normal, pero en lugar de crear una nueva instancia con valores predeterminados, se utiliza otro objeto como parámetro y se copian sus valores.</text:p>
      <text:p text:style-name="Preformatted_20_Text"><text:span text:style-name="Source_20_Text">public class MiClase {</text:span></text:p>
      <text:p text:style-name="Preformatted_20_Text"><text:span text:style-name="Source_20_Text"><text:s text:c="4"/>private int x;</text:span></text:p>
      <text:p text:style-name="Preformatted_20_Text"><text:span text:style-name="Source_20_Text"><text:s text:c="4"/>private String y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nstructor normal</text:span></text:p>
      <text:p text:style-name="Preformatted_20_Text"><text:span text:style-name="Source_20_Text"><text:s text:c="4"/>public MiClase(int x, String y) {</text:span></text:p>
      <text:p text:style-name="Preformatted_20_Text"><text:span text:style-name="Source_20_Text"><text:s text:c="8"/>this.x = x;</text:span></text:p>
      <text:p text:style-name="Preformatted_20_Text"><text:span text:style-name="Source_20_Text"><text:s text:c="8"/>this.y = y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nstructor de copia</text:span></text:p>
      <text:p text:style-name="Preformatted_20_Text"><text:span text:style-name="Source_20_Text"><text:s text:c="4"/>public MiClase(MiClase otroObjeto) {</text:span></text:p>
      <text:p text:style-name="Preformatted_20_Text"><text:span text:style-name="Source_20_Text"><text:s text:c="8"/>this.x = otroObjeto.x;</text:span></text:p>
      <text:p text:style-name="Preformatted_20_Text"><text:span text:style-name="Source_20_Text"><text:s text:c="8"/>this.y = otroObjeto.y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En este ejemplo, el constructor de copia <text:span text:style-name="Source_20_Text">MiClase(MiClase otroObjeto)</text:span> toma otro objeto de tipo <text:span text:style-name="Source_20_Text">MiClase</text:span> como parámetro y copia sus valores de <text:span text:style-name="Source_20_Text">x</text:span> y <text:span text:style-name="Source_20_Text">y</text:span> en el nuevo objeto.</text:p>
      <text:h text:style-name="Heading_20_3" text:outline-level="3">Ejemplo práctico</text:h>
      <text:p text:style-name="Text_20_body">Veamos un ejemplo donde se utiliza un constructor de copia:</text:p>
      <text:p text:style-name="Preformatted_20_Text"><text:span text:style-name="Source_20_Text">public class Persona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int edad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nstructor normal</text:span></text:p>
      <text:p text:style-name="Preformatted_20_Text"><text:span text:style-name="Source_20_Text"><text:s text:c="4"/>public Persona(String nombre, int edad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edad = edad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// Constructor de copia</text:span></text:p>
      <text:p text:style-name="Preformatted_20_Text"><text:span text:style-name="Source_20_Text"><text:s text:c="4"/>public Persona(Persona otraPersona) {</text:span></text:p>
      <text:p text:style-name="Preformatted_20_Text"><text:span text:style-name="Source_20_Text"><text:s text:c="8"/>this.nombre = otraPersona.nombre;</text:span></text:p>
      <text:p text:style-name="Preformatted_20_Text"><text:span text:style-name="Source_20_Text"><text:s text:c="8"/>this.edad = otraPersona.e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la información</text:span></text:p>
      <text:p text:style-name="Preformatted_20_Text"><text:span text:style-name="Source_20_Text"><text:s text:c="4"/>public void mostrarInformacion() {</text:span></text:p>
      <text:p text:style-name="Preformatted_20_Text"><text:span text:style-name="Source_20_Text"><text:s text:c="8"/>System.out.println("Nombre: " + this.nombre);</text:span></text:p>
      <text:p text:style-name="Preformatted_20_Text"><text:span text:style-name="Source_20_Text"><text:s text:c="8"/>System.out.println("Edad: " + this.edad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r un objeto usando el constructor normal</text:span></text:p>
      <text:p text:style-name="Preformatted_20_Text"><text:span text:style-name="Source_20_Text"><text:s text:c="8"/>Persona persona1 = new Persona("Juan", 25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rear un objeto usando el constructor de copia</text:span></text:p>
      <text:p text:style-name="Preformatted_20_Text"><text:span text:style-name="Source_20_Text"><text:s text:c="8"/>Persona persona2 = new Persona(persona1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strar la información de ambas personas</text:span></text:p>
      <text:p text:style-name="Preformatted_20_Text"><text:span text:style-name="Source_20_Text"><text:s text:c="8"/>System.out.println("Información de persona1:");</text:span></text:p>
      <text:p text:style-name="Preformatted_20_Text"><text:span text:style-name="Source_20_Text"><text:s text:c="8"/>persona1.mostrarInformacion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System.out.println("\nInformación de persona2 (copia de persona1):");</text:span></text:p>
      <text:p text:style-name="Preformatted_20_Text"><text:span text:style-name="Source_20_Text"><text:s text:c="8"/>persona2.mostrarInformacion(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Explicación del ejemplo:</text:h>
      <text:list xml:id="list93463794" text:style-name="L2">
        <text:list-item>
          <text:p text:style-name="P3"><text:span text:style-name="Strong_20_Emphasis">Constructor normal</text:span>: El primer constructor recibe un nombre y una edad para crear un nuevo objeto de tipo <text:span text:style-name="Source_20_Text">Persona</text:span>.</text:p>
        </text:list-item>
        <text:list-item>
          <text:p text:style-name="P3"><text:span text:style-name="Strong_20_Emphasis">Constructor de copia</text:span>: El constructor de copia toma como parámetro un objeto <text:span text:style-name="Source_20_Text">otraPersona</text:span> de la misma clase <text:span text:style-name="Source_20_Text">Persona</text:span> y copia los valores de los atributos <text:span text:style-name="Source_20_Text">nombre</text:span> y <text:span text:style-name="Source_20_Text">edad</text:span> de ese objeto en el nuevo objeto.</text:p>
        </text:list-item>
        <text:list-item>
          <text:p text:style-name="P3"><text:span text:style-name="Strong_20_Emphasis">Resultado</text:span>: El <text:span text:style-name="Source_20_Text">persona2</text:span> es una copia exacta de <text:span text:style-name="Source_20_Text">persona1</text:span>, pero son dos objetos diferentes en memoria. Cuando se imprime la información de ambos objetos, veremos que son idénticos.</text:p>
        </text:list-item>
      </text:list>
      <text:h text:style-name="Heading_20_3" text:outline-level="3">¿Por qué usar un constructor de copia?</text:h>
      <text:list xml:id="list4283868805" text:style-name="L3">
        <text:list-item>
          <text:p text:style-name="P4"><text:span text:style-name="Strong_20_Emphasis">Evitar la duplicación de datos</text:span>: Si necesitas hacer una copia exacta de un objeto, el constructor de copia es útil para evitar la duplicación manual de los atributos.</text:p>
        </text:list-item>
        <text:list-item>
          <text:p text:style-name="P4"><text:span text:style-name="Strong_20_Emphasis">Trabajar con objetos complejos</text:span>: Si un objeto tiene atributos que son objetos (por ejemplo, una lista o una instancia de otra clase), el constructor de copia también puede ser útil para asegurarse de que los valores de esos objetos se copien correctamente.</text:p>
        </text:list-item>
      </text:list>
      <text:h text:style-name="Heading_20_3" text:outline-level="3">¿Qué sucede si no definimos un constructor de copia?</text:h>
      <text:p text:style-name="Text_20_body">Si no defines un constructor de copia explícitamente en tu clase, Java proporcionará un <text:span text:style-name="Strong_20_Emphasis">constructor predeterminado</text:span> que realiza una copia superficial de los objetos (es decir, copia solo las referencias <text:soft-page-break/>a los objetos internos, no sus valores). Esto puede causar problemas si los objetos contienen referencias a otros objetos mutables.</text:p>
      <text:h text:style-name="Heading_20_4" text:outline-level="4">Ejemplo de una copia superficial (sin constructor de copia):</text:h>
      <text:p text:style-name="Preformatted_20_Text"><text:span text:style-name="Source_20_Text">public class Persona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int edad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Persona(String nombre, int edad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edad = e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rmacion() {</text:span></text:p>
      <text:p text:style-name="Preformatted_20_Text"><text:span text:style-name="Source_20_Text"><text:s text:c="8"/>System.out.println("Nombre: " + this.nombre);</text:span></text:p>
      <text:p text:style-name="Preformatted_20_Text"><text:span text:style-name="Source_20_Text"><text:s text:c="8"/>System.out.println("Edad: " + this.edad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ersona persona1 = new Persona("Juan", 25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opiar la referencia (copia superficial)</text:span></text:p>
      <text:p text:style-name="Preformatted_20_Text"><text:span text:style-name="Source_20_Text"><text:s text:c="8"/>Persona persona2 = persona1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dificar el objeto persona2 también afecta a persona1</text:span></text:p>
      <text:p text:style-name="Preformatted_20_Text"><text:span text:style-name="Source_20_Text"><text:s text:c="8"/>persona2.edad = 30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strar información de ambos</text:span></text:p>
      <text:p text:style-name="Preformatted_20_Text"><text:span text:style-name="Source_20_Text"><text:s text:c="8"/>persona1.mostrarInformacion(); <text:s/>// Edad: 30</text:span></text:p>
      <text:p text:style-name="Preformatted_20_Text"><text:span text:style-name="Source_20_Text"><text:s text:c="8"/>persona2.mostrarInformacion(); <text:s/>// Edad: 30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En este caso, tanto <text:span text:style-name="Source_20_Text">persona1</text:span> como <text:span text:style-name="Source_20_Text">persona2</text:span> apuntan al mismo objeto en memoria, por lo que cualquier cambio en <text:span text:style-name="Source_20_Text">persona2</text:span> también afecta a <text:span text:style-name="Source_20_Text">persona1</text:span>. Esto es un ejemplo de <text:span text:style-name="Strong_20_Emphasis">copia superficial</text:span>.</text:p>
      <text:h text:style-name="Heading_20_3" text:outline-level="3">Diferencia entre copia superficial y copia profunda</text:h>
      <text:list xml:id="list1745935525" text:style-name="L4">
        <text:list-item>
          <text:p text:style-name="P6"><text:span text:style-name="Strong_20_Emphasis">Copia superficial</text:span>: Se copian las referencias de los objetos, no los datos. Esto puede ser problemático cuando un objeto contiene otros objetos que pueden ser modificados. </text:p>
        </text:list-item>
        <text:list-item>
          <text:p text:style-name="P5"><text:span text:style-name="Strong_20_Emphasis">Copia profunda</text:span>: Se copian todos los datos, incluidos los objetos internos. Esto evita que los cambios en el objeto copiado afecten al objeto original. </text:p>
        </text:list-item>
      </text:list>
      <text:p text:style-name="Text_20_body">Para lograr una copia profunda, tendrías que crear un constructor de copia que también copie los objetos internos de forma recursiva.</text:p>
      <text:p text:style-name="Horizontal_20_Line"/>
      <text:h text:style-name="Heading_20_3" text:outline-level="3">Resumen</text:h>
      <text:list xml:id="list947430886" text:style-name="L5">
        <text:list-item>
          <text:p text:style-name="P8">Un <text:span text:style-name="Strong_20_Emphasis">constructor de copia</text:span> en Java permite crear un nuevo objeto a partir de otro objeto existente. </text:p>
        </text:list-item>
        <text:list-item>
          <text:p text:style-name="P8">Se utiliza para copiar los valores de los atributos de un objeto en el nuevo objeto. </text:p>
        </text:list-item>
        <text:list-item>
          <text:p text:style-name="P8"><text:soft-page-break/>Java no proporciona un constructor de copia por defecto, pero puedes crear uno explícitamente si es necesario. </text:p>
        </text:list-item>
        <text:list-item>
          <text:p text:style-name="P7">Es útil cuando necesitas hacer copias de objetos y asegurar que los valores se copien correctamente (en lugar de solo las referencias). </text:p>
        </text:list-item>
      </text:list>
      <text:p text:style-name="Text_20_body">Si tienes más preguntas o necesitas más ejemplos, ¡no dudes en preguntar! 😊</text:p>
      <text:p text:style-name="Standard">------------------------------------------------------------------------------------------------------------------------</text:p>
      <text:p text:style-name="Text_20_body">¡Con gusto! Aquí tienes 10 ejercicios sencillos para que practiques el uso de <text:span text:style-name="Strong_20_Emphasis">constructores de copia</text:span> en Java. Estos ejercicios te permitirán entender cómo funcionan los constructores de copia y cómo se utilizan en diferentes contextos.</text:p>
      <text:p text:style-name="Horizontal_20_Line"/>
      <text:h text:style-name="Heading_20_3" text:outline-level="3">Ejercicio 1: Crear un objeto con constructor normal y copiarlo</text:h>
      <text:p text:style-name="Text_20_body"><text:span text:style-name="Strong_20_Emphasis">Instrucciones:</text:span></text:p>
      <text:list xml:id="list1011752748" text:style-name="L6">
        <text:list-item>
          <text:p text:style-name="P10">Crea una clase <text:span text:style-name="Source_20_Text">Libro</text:span> con dos atributos: <text:span text:style-name="Source_20_Text">titulo</text:span> y <text:span text:style-name="Source_20_Text">autor</text:span>. </text:p>
        </text:list-item>
        <text:list-item>
          <text:p text:style-name="P10">Implementa un constructor normal para inicializar esos atributos. </text:p>
        </text:list-item>
        <text:list-item>
          <text:p text:style-name="P9">Crea un objeto <text:span text:style-name="Source_20_Text">libro1</text:span> usando el constructor normal y luego usa un constructor de copia para crear <text:span text:style-name="Source_20_Text">libro2</text:span> como una copia exacta de <text:span text:style-name="Source_20_Text">libro1</text:span>. </text:p>
        </text:list-item>
      </text:list>
      <text:p text:style-name="Preformatted_20_Text"><text:span text:style-name="Source_20_Text">public class Libro {</text:span></text:p>
      <text:p text:style-name="Preformatted_20_Text"><text:span text:style-name="Source_20_Text"><text:s text:c="4"/>private String titulo;</text:span></text:p>
      <text:p text:style-name="Preformatted_20_Text"><text:span text:style-name="Source_20_Text"><text:s text:c="4"/>private String autor;</text:span></text:p>
      <text:p text:style-name="Preformatted_20_Text"/>
      <text:p text:style-name="Preformatted_20_Text"><text:span text:style-name="Source_20_Text"><text:s text:c="4"/>// Constructor normal</text:span></text:p>
      <text:p text:style-name="Preformatted_20_Text"><text:span text:style-name="Source_20_Text"><text:s text:c="4"/>public Libro(String titulo, String autor) {</text:span></text:p>
      <text:p text:style-name="Preformatted_20_Text"><text:span text:style-name="Source_20_Text"><text:s text:c="8"/>this.titulo = titulo;</text:span></text:p>
      <text:p text:style-name="Preformatted_20_Text"><text:span text:style-name="Source_20_Text"><text:s text:c="8"/>this.autor = au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nstructor de copia</text:span></text:p>
      <text:p text:style-name="Preformatted_20_Text"><text:span text:style-name="Source_20_Text"><text:s text:c="4"/>public Libro(Libro otroLibro) {</text:span></text:p>
      <text:p text:style-name="Preformatted_20_Text"><text:span text:style-name="Source_20_Text"><text:s text:c="8"/>this.titulo = otroLibro.titulo;</text:span></text:p>
      <text:p text:style-name="Preformatted_20_Text"><text:span text:style-name="Source_20_Text"><text:s text:c="8"/>this.autor = otroLibro.au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Título: " + this.titulo + ", Autor: " + this.auto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Libro libro1 = new Libro("1984", "George Orwell");</text:span></text:p>
      <text:p text:style-name="Preformatted_20_Text"><text:span text:style-name="Source_20_Text"><text:s text:c="8"/>Libro libro2 = new Libro(libro1); // Copia de libro1</text:span></text:p>
      <text:p text:style-name="Preformatted_20_Text"><text:span text:style-name="Source_20_Text"><text:s text:c="8"/>libro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2: Copiar un objeto <text:span text:style-name="Source_20_Text">Persona</text:span> con constructor de copia</text:h>
      <text:p text:style-name="Text_20_body"><text:span text:style-name="Strong_20_Emphasis">Instrucciones:</text:span></text:p>
      <text:list xml:id="list1034791890" text:style-name="L7">
        <text:list-item>
          <text:p text:style-name="P12">Crea una clase <text:span text:style-name="Source_20_Text">Persona</text:span> con los atributos <text:span text:style-name="Source_20_Text">nombre</text:span> y <text:span text:style-name="Source_20_Text">edad</text:span>. </text:p>
        </text:list-item>
        <text:list-item>
          <text:p text:style-name="P12">Implementa un constructor normal y un constructor de copia. </text:p>
        </text:list-item>
        <text:list-item>
          <text:p text:style-name="P11"><text:soft-page-break/>Crea un objeto <text:span text:style-name="Source_20_Text">persona1</text:span> y luego crea <text:span text:style-name="Source_20_Text">persona2</text:span> usando el constructor de copia. </text:p>
        </text:list-item>
      </text:list>
      <text:p text:style-name="Preformatted_20_Text"><text:span text:style-name="Source_20_Text">public class Persona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int edad;</text:span></text:p>
      <text:p text:style-name="Preformatted_20_Text"/>
      <text:p text:style-name="Preformatted_20_Text"><text:span text:style-name="Source_20_Text"><text:s text:c="4"/>// Constructor normal</text:span></text:p>
      <text:p text:style-name="Preformatted_20_Text"><text:span text:style-name="Source_20_Text"><text:s text:c="4"/>public Persona(String nombre, int edad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edad = e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nstructor de copia</text:span></text:p>
      <text:p text:style-name="Preformatted_20_Text"><text:span text:style-name="Source_20_Text"><text:s text:c="4"/>public Persona(Persona otraPersona) {</text:span></text:p>
      <text:p text:style-name="Preformatted_20_Text"><text:span text:style-name="Source_20_Text"><text:s text:c="8"/>this.nombre = otraPersona.nombre;</text:span></text:p>
      <text:p text:style-name="Preformatted_20_Text"><text:span text:style-name="Source_20_Text"><text:s text:c="8"/>this.edad = otraPersona.eda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Nombre: " + nombre + ", Edad: " + edad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ersona persona1 = new Persona("Juan", 30);</text:span></text:p>
      <text:p text:style-name="Preformatted_20_Text"><text:span text:style-name="Source_20_Text"><text:s text:c="8"/>Persona persona2 = new Persona(persona1); // Copia de persona1</text:span></text:p>
      <text:p text:style-name="Preformatted_20_Text"><text:span text:style-name="Source_20_Text"><text:s text:c="8"/>persona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3: Modificar la copia sin afectar al original</text:h>
      <text:p text:style-name="Text_20_body"><text:span text:style-name="Strong_20_Emphasis">Instrucciones:</text:span></text:p>
      <text:list xml:id="list1265571327" text:style-name="L8">
        <text:list-item>
          <text:p text:style-name="P14">Crea una clase <text:span text:style-name="Source_20_Text">Vehiculo</text:span> con los atributos <text:span text:style-name="Source_20_Text">marca</text:span> y <text:span text:style-name="Source_20_Text">modelo</text:span>. </text:p>
        </text:list-item>
        <text:list-item>
          <text:p text:style-name="P14">Implementa un constructor de copia. </text:p>
        </text:list-item>
        <text:list-item>
          <text:p text:style-name="P13">Copia un objeto <text:span text:style-name="Source_20_Text">vehiculo1</text:span> a <text:span text:style-name="Source_20_Text">vehiculo2</text:span> y modifica un atributo de <text:span text:style-name="Source_20_Text">vehiculo2</text:span> sin afectar a <text:span text:style-name="Source_20_Text">vehiculo1</text:span>. </text:p>
        </text:list-item>
      </text:list>
      <text:p text:style-name="Preformatted_20_Text"><text:span text:style-name="Source_20_Text">public class Vehiculo {</text:span></text:p>
      <text:p text:style-name="Preformatted_20_Text"><text:span text:style-name="Source_20_Text"><text:s text:c="4"/>private String marca;</text:span></text:p>
      <text:p text:style-name="Preformatted_20_Text"><text:span text:style-name="Source_20_Text"><text:s text:c="4"/>private String modelo;</text:span></text:p>
      <text:p text:style-name="Preformatted_20_Text"/>
      <text:p text:style-name="Preformatted_20_Text"><text:span text:style-name="Source_20_Text"><text:s text:c="4"/>public Vehiculo(String marca, String modelo) {</text:span></text:p>
      <text:p text:style-name="Preformatted_20_Text"><text:span text:style-name="Source_20_Text"><text:s text:c="8"/>this.marca = marca;</text:span></text:p>
      <text:p text:style-name="Preformatted_20_Text"><text:span text:style-name="Source_20_Text"><text:s text:c="8"/>this.modelo = model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ehiculo(Vehiculo otroVehiculo) {</text:span></text:p>
      <text:p text:style-name="Preformatted_20_Text"><text:span text:style-name="Source_20_Text"><text:s text:c="8"/>this.marca = otroVehiculo.marca;</text:span></text:p>
      <text:p text:style-name="Preformatted_20_Text"><text:span text:style-name="Source_20_Text"><text:s text:c="8"/>this.modelo = otroVehiculo.model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Marca: " + marca + ", Modelo: " + model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Vehiculo vehiculo1 = new Vehiculo("Toyota", "Corolla");</text:span></text:p>
      <text:p text:style-name="Preformatted_20_Text"><text:span text:style-name="Source_20_Text"><text:s text:c="8"/>Vehiculo vehiculo2 = new Vehiculo(vehiculo1); // Copia de vehiculo1</text:span></text:p>
      <text:p text:style-name="Preformatted_20_Text"><text:soft-page-break/><text:span text:style-name="Source_20_Text"><text:s text:c="8"/>vehiculo2.marca = "Honda"; // Cambiar solo en vehiculo2</text:span></text:p>
      <text:p text:style-name="Preformatted_20_Text"><text:span text:style-name="Source_20_Text"><text:s text:c="8"/></text:span></text:p>
      <text:p text:style-name="Preformatted_20_Text"><text:span text:style-name="Source_20_Text"><text:s text:c="8"/>vehiculo1.mostrarInfo();</text:span></text:p>
      <text:p text:style-name="Preformatted_20_Text"><text:span text:style-name="Source_20_Text"><text:s text:c="8"/>vehiculo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4: Crear un objeto con copia de otro objeto</text:h>
      <text:p text:style-name="Text_20_body"><text:span text:style-name="Strong_20_Emphasis">Instrucciones:</text:span></text:p>
      <text:list xml:id="list1851921289" text:style-name="L9">
        <text:list-item>
          <text:p text:style-name="P16">Crea una clase <text:span text:style-name="Source_20_Text">Estudiante</text:span> con atributos <text:span text:style-name="Source_20_Text">nombre</text:span> y <text:span text:style-name="Source_20_Text">nota</text:span>. </text:p>
        </text:list-item>
        <text:list-item>
          <text:p text:style-name="P16">Implementa el constructor de copia. </text:p>
        </text:list-item>
        <text:list-item>
          <text:p text:style-name="P15">Crea un objeto <text:span text:style-name="Source_20_Text">estudiante1</text:span>, luego crea una copia <text:span text:style-name="Source_20_Text">estudiante2</text:span> usando el constructor de copia y muestra ambos objetos. </text:p>
        </text:list-item>
      </text:list>
      <text:p text:style-name="Preformatted_20_Text"><text:span text:style-name="Source_20_Text">public class Estudiante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double nota;</text:span></text:p>
      <text:p text:style-name="Preformatted_20_Text"/>
      <text:p text:style-name="Preformatted_20_Text"><text:span text:style-name="Source_20_Text"><text:s text:c="4"/>public Estudiante(String nombre, double nota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nota = no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Estudiante(Estudiante otroEstudiante) {</text:span></text:p>
      <text:p text:style-name="Preformatted_20_Text"><text:span text:style-name="Source_20_Text"><text:s text:c="8"/>this.nombre = otroEstudiante.nombre;</text:span></text:p>
      <text:p text:style-name="Preformatted_20_Text"><text:span text:style-name="Source_20_Text"><text:s text:c="8"/>this.nota = otroEstudiante.no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Nombre: " + nombre + ", Nota: " + nota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Estudiante estudiante1 = new Estudiante("Pedro", 8.5);</text:span></text:p>
      <text:p text:style-name="Preformatted_20_Text"><text:span text:style-name="Source_20_Text"><text:s text:c="8"/>Estudiante estudiante2 = new Estudiante(estudiante1); // Copia de estudiante1</text:span></text:p>
      <text:p text:style-name="Preformatted_20_Text"><text:span text:style-name="Source_20_Text"><text:s text:c="8"/>estudiante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5: Comparar objetos copiados</text:h>
      <text:p text:style-name="Text_20_body"><text:span text:style-name="Strong_20_Emphasis">Instrucciones:</text:span></text:p>
      <text:list xml:id="list412266678" text:style-name="L10">
        <text:list-item>
          <text:p text:style-name="P18">Crea una clase <text:span text:style-name="Source_20_Text">Coche</text:span> con los atributos <text:span text:style-name="Source_20_Text">color</text:span> y <text:span text:style-name="Source_20_Text">modelo</text:span>. </text:p>
        </text:list-item>
        <text:list-item>
          <text:p text:style-name="P18">Crea un constructor de copia. </text:p>
        </text:list-item>
        <text:list-item>
          <text:p text:style-name="P17">Comparar si dos objetos copiados son iguales en términos de sus atributos y muestra el resultado. </text:p>
        </text:list-item>
      </text:list>
      <text:p text:style-name="Preformatted_20_Text"><text:span text:style-name="Source_20_Text">public class Coche {</text:span></text:p>
      <text:p text:style-name="Preformatted_20_Text"><text:span text:style-name="Source_20_Text"><text:s text:c="4"/>private String color;</text:span></text:p>
      <text:p text:style-name="Preformatted_20_Text"><text:span text:style-name="Source_20_Text"><text:s text:c="4"/>private String modelo;</text:span></text:p>
      <text:p text:style-name="Preformatted_20_Text"/>
      <text:p text:style-name="Preformatted_20_Text"><text:span text:style-name="Source_20_Text"><text:s text:c="4"/>public Coche(String color, String modelo) {</text:span></text:p>
      <text:p text:style-name="Preformatted_20_Text"><text:soft-page-break/><text:span text:style-name="Source_20_Text"><text:s text:c="8"/>this.color = color;</text:span></text:p>
      <text:p text:style-name="Preformatted_20_Text"><text:span text:style-name="Source_20_Text"><text:s text:c="8"/>this.modelo = model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Coche(Coche otroCoche) {</text:span></text:p>
      <text:p text:style-name="Preformatted_20_Text"><text:span text:style-name="Source_20_Text"><text:s text:c="8"/>this.color = otroCoche.color;</text:span></text:p>
      <text:p text:style-name="Preformatted_20_Text"><text:span text:style-name="Source_20_Text"><text:s text:c="8"/>this.modelo = otroCoche.model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boolean sonIguales(Coche otroCoche) {</text:span></text:p>
      <text:p text:style-name="Preformatted_20_Text"><text:span text:style-name="Source_20_Text"><text:s text:c="8"/>return this.color.equals(otroCoche.color) &amp;&amp; this.modelo.equals(otroCoche.model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Color: " + color + ", Modelo: " + model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oche coche1 = new Coche("Rojo", "Civic");</text:span></text:p>
      <text:p text:style-name="Preformatted_20_Text"><text:span text:style-name="Source_20_Text"><text:s text:c="8"/>Coche coche2 = new Coche(coche1); // Copia de coche1</text:span></text:p>
      <text:p text:style-name="Preformatted_20_Text"><text:span text:style-name="Source_20_Text"><text:s text:c="8"/>if (coche1.sonIguales(coche2)) {</text:span></text:p>
      <text:p text:style-name="Preformatted_20_Text"><text:span text:style-name="Source_20_Text"><text:s text:c="12"/>System.out.println("Los coches son iguales."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System.out.println("Los coches son diferentes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6: Usar copia para modificar objetos en una lista</text:h>
      <text:p text:style-name="Text_20_body"><text:span text:style-name="Strong_20_Emphasis">Instrucciones:</text:span></text:p>
      <text:list xml:id="list365535392" text:style-name="L11">
        <text:list-item>
          <text:p text:style-name="P20">Crea una clase <text:span text:style-name="Source_20_Text">Producto</text:span> con los atributos <text:span text:style-name="Source_20_Text">nombre</text:span> y <text:span text:style-name="Source_20_Text">precio</text:span>. </text:p>
        </text:list-item>
        <text:list-item>
          <text:p text:style-name="P19">Crea una lista de productos y usa un constructor de copia para agregar una copia de un producto a la lista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Producto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double precio;</text:span></text:p>
      <text:p text:style-name="Preformatted_20_Text"/>
      <text:p text:style-name="Preformatted_20_Text"><text:span text:style-name="Source_20_Text"><text:s text:c="4"/>public Producto(String nombre, double precio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precio = prec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Producto(Producto otroProducto) {</text:span></text:p>
      <text:p text:style-name="Preformatted_20_Text"><text:span text:style-name="Source_20_Text"><text:s text:c="8"/>this.nombre = otroProducto.nombre;</text:span></text:p>
      <text:p text:style-name="Preformatted_20_Text"><text:span text:style-name="Source_20_Text"><text:s text:c="8"/>this.precio = otroProducto.prec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Producto: " + nombre + ", Precio: " + preci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Producto producto1 = new Producto("Laptop", 1200);</text:span></text:p>
      <text:p text:style-name="Preformatted_20_Text"><text:span text:style-name="Source_20_Text"><text:s text:c="8"/>Producto producto2 = new Producto(producto1); // Copia de producto1</text:span></text:p>
      <text:p text:style-name="Preformatted_20_Text"><text:soft-page-break/></text:p>
      <text:p text:style-name="Preformatted_20_Text"><text:span text:style-name="Source_20_Text"><text:s text:c="8"/>ArrayList&lt;Producto&gt; listaProductos = new ArrayList&lt;&gt;();</text:span></text:p>
      <text:p text:style-name="Preformatted_20_Text"><text:span text:style-name="Source_20_Text"><text:s text:c="8"/>listaProductos.add(producto1);</text:span></text:p>
      <text:p text:style-name="Preformatted_20_Text"><text:span text:style-name="Source_20_Text"><text:s text:c="8"/>listaProductos.add(producto2);</text:span></text:p>
      <text:p text:style-name="Preformatted_20_Text"/>
      <text:p text:style-name="Preformatted_20_Text"><text:span text:style-name="Source_20_Text"><text:s text:c="8"/>for (Producto producto : listaProductos) {</text:span></text:p>
      <text:p text:style-name="Preformatted_20_Text"><text:span text:style-name="Source_20_Text"><text:s text:c="12"/>producto.mostrar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7: Crear una copia profunda de un objeto</text:h>
      <text:p text:style-name="Text_20_body"><text:span text:style-name="Strong_20_Emphasis">Instrucciones:</text:span></text:p>
      <text:list xml:id="list2116601828" text:style-name="L12">
        <text:list-item>
          <text:p text:style-name="P22">Crea una clase <text:span text:style-name="Source_20_Text">CuentaBancaria</text:span> con atributos <text:span text:style-name="Source_20_Text">nombreTitular</text:span> y un <text:span text:style-name="Source_20_Text">saldo</text:span>. </text:p>
        </text:list-item>
        <text:list-item>
          <text:p text:style-name="P21">Implementa un constructor de copia y cambia el saldo del objeto copiado sin afectar al original. </text:p>
        </text:list-item>
      </text:list>
      <text:p text:style-name="Preformatted_20_Text"><text:span text:style-name="Source_20_Text">public class CuentaBancaria {</text:span></text:p>
      <text:p text:style-name="Preformatted_20_Text"><text:span text:style-name="Source_20_Text"><text:s text:c="4"/>private String nombreTitular;</text:span></text:p>
      <text:p text:style-name="Preformatted_20_Text"><text:span text:style-name="Source_20_Text"><text:s text:c="4"/>private double saldo;</text:span></text:p>
      <text:p text:style-name="Preformatted_20_Text"/>
      <text:p text:style-name="Preformatted_20_Text"><text:span text:style-name="Source_20_Text"><text:s text:c="4"/>public CuentaBancaria(String nombreTitular, double saldo) {</text:span></text:p>
      <text:p text:style-name="Preformatted_20_Text"><text:span text:style-name="Source_20_Text"><text:s text:c="8"/>this.nombreTitular = nombreTitular;</text:span></text:p>
      <text:p text:style-name="Preformatted_20_Text"><text:span text:style-name="Source_20_Text"><text:s text:c="8"/>this.saldo = sald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CuentaBancaria(CuentaBancaria otraCuenta) {</text:span></text:p>
      <text:p text:style-name="Preformatted_20_Text"><text:span text:style-name="Source_20_Text"><text:s text:c="8"/>this.nombreTitular = otraCuenta.nombreTitular;</text:span></text:p>
      <text:p text:style-name="Preformatted_20_Text"><text:span text:style-name="Source_20_Text"><text:s text:c="8"/>this.saldo = otraCuenta.sald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Titular: " + nombreTitular + ", Saldo: " + sald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uentaBancaria cuenta1 = new CuentaBancaria("Alice", 1000);</text:span></text:p>
      <text:p text:style-name="Preformatted_20_Text"><text:span text:style-name="Source_20_Text"><text:s text:c="8"/>CuentaBancaria cuenta2 = new CuentaBancaria(cuenta1); // Copia de cuenta1</text:span></text:p>
      <text:p text:style-name="Preformatted_20_Text"/>
      <text:p text:style-name="Preformatted_20_Text"><text:span text:style-name="Source_20_Text"><text:s text:c="8"/>cuenta2.saldo = 500; // Cambiar solo en cuenta2</text:span></text:p>
      <text:p text:style-name="Preformatted_20_Text"/>
      <text:p text:style-name="Preformatted_20_Text"><text:span text:style-name="Source_20_Text"><text:s text:c="8"/>cuenta1.mostrarInfo();</text:span></text:p>
      <text:p text:style-name="Preformatted_20_Text"><text:span text:style-name="Source_20_Text"><text:s text:c="8"/>cuenta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8: Copiar un objeto con un array de objetos</text:h>
      <text:p text:style-name="Text_20_body"><text:span text:style-name="Strong_20_Emphasis">Instrucciones:</text:span></text:p>
      <text:list xml:id="list2936517144" text:style-name="L13">
        <text:list-item>
          <text:p text:style-name="P24">Crea una clase <text:span text:style-name="Source_20_Text">Curso</text:span> con los atributos <text:span text:style-name="Source_20_Text">nombre</text:span> y <text:span text:style-name="Source_20_Text">duracion</text:span>. </text:p>
        </text:list-item>
        <text:list-item>
          <text:p text:style-name="P23">Usa un constructor de copia para copiar los objetos y almacenarlos en un array. </text:p>
        </text:list-item>
      </text:list>
      <text:p text:style-name="Preformatted_20_Text"><text:span text:style-name="Source_20_Text">public class Curso {</text:span></text:p>
      <text:p text:style-name="Preformatted_20_Text"><text:soft-page-break/><text:span text:style-name="Source_20_Text"><text:s text:c="4"/>private String nombre;</text:span></text:p>
      <text:p text:style-name="Preformatted_20_Text"><text:span text:style-name="Source_20_Text"><text:s text:c="4"/>private int duracion;</text:span></text:p>
      <text:p text:style-name="Preformatted_20_Text"/>
      <text:p text:style-name="Preformatted_20_Text"><text:span text:style-name="Source_20_Text"><text:s text:c="4"/>public Curso(String nombre, int duracion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duracion = duracio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Curso(Curso otroCurso) {</text:span></text:p>
      <text:p text:style-name="Preformatted_20_Text"><text:span text:style-name="Source_20_Text"><text:s text:c="8"/>this.nombre = otroCurso.nombre;</text:span></text:p>
      <text:p text:style-name="Preformatted_20_Text"><text:span text:style-name="Source_20_Text"><text:s text:c="8"/>this.duracion = otroCurso.duracio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Curso: " + nombre + ", Duración: " + duracion + " horas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urso curso1 = new Curso("Java Básico", 40);</text:span></text:p>
      <text:p text:style-name="Preformatted_20_Text"><text:span text:style-name="Source_20_Text"><text:s text:c="8"/>Curso curso2 = new Curso(curso1); // Copia de curso1</text:span></text:p>
      <text:p text:style-name="Preformatted_20_Text"/>
      <text:p text:style-name="Preformatted_20_Text"><text:span text:style-name="Source_20_Text"><text:s text:c="8"/>Curso[] cursos = {curso1, curso2};</text:span></text:p>
      <text:p text:style-name="Preformatted_20_Text"><text:span text:style-name="Source_20_Text"><text:s text:c="8"/>for (Curso curso : cursos) {</text:span></text:p>
      <text:p text:style-name="Preformatted_20_Text"><text:span text:style-name="Source_20_Text"><text:s text:c="12"/>curso.mostrar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9: Crear un objeto y luego hacer una copia con cambios</text:h>
      <text:p text:style-name="Text_20_body"><text:span text:style-name="Strong_20_Emphasis">Instrucciones:</text:span></text:p>
      <text:list xml:id="list3486214123" text:style-name="L14">
        <text:list-item>
          <text:p text:style-name="P26">Crea una clase <text:span text:style-name="Source_20_Text">Libro</text:span> con los atributos <text:span text:style-name="Source_20_Text">titulo</text:span> y <text:span text:style-name="Source_20_Text">autor</text:span>. </text:p>
        </text:list-item>
        <text:list-item>
          <text:p text:style-name="P25">Haz una copia del objeto y cambia el atributo <text:span text:style-name="Source_20_Text">titulo</text:span> del objeto copiado sin modificar el original. </text:p>
        </text:list-item>
      </text:list>
      <text:p text:style-name="Preformatted_20_Text"><text:span text:style-name="Source_20_Text">public class Libro {</text:span></text:p>
      <text:p text:style-name="Preformatted_20_Text"><text:span text:style-name="Source_20_Text"><text:s text:c="4"/>private String titulo;</text:span></text:p>
      <text:p text:style-name="Preformatted_20_Text"><text:span text:style-name="Source_20_Text"><text:s text:c="4"/>private String autor;</text:span></text:p>
      <text:p text:style-name="Preformatted_20_Text"/>
      <text:p text:style-name="Preformatted_20_Text"><text:span text:style-name="Source_20_Text"><text:s text:c="4"/>public Libro(String titulo, String autor) {</text:span></text:p>
      <text:p text:style-name="Preformatted_20_Text"><text:span text:style-name="Source_20_Text"><text:s text:c="8"/>this.titulo = titulo;</text:span></text:p>
      <text:p text:style-name="Preformatted_20_Text"><text:span text:style-name="Source_20_Text"><text:s text:c="8"/>this.autor = au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Libro(Libro otroLibro) {</text:span></text:p>
      <text:p text:style-name="Preformatted_20_Text"><text:span text:style-name="Source_20_Text"><text:s text:c="8"/>this.titulo = otroLibro.titulo;</text:span></text:p>
      <text:p text:style-name="Preformatted_20_Text"><text:span text:style-name="Source_20_Text"><text:s text:c="8"/>this.autor = otroLibro.au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Título: " + titulo + ", Autor: " + auto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Libro libro1 = new Libro("El Quijote", "Miguel de Cervantes");</text:span></text:p>
      <text:p text:style-name="Preformatted_20_Text"><text:span text:style-name="Source_20_Text"><text:s text:c="8"/>Libro libro2 = new Libro(libro1); // Copia de libro1</text:span></text:p>
      <text:p text:style-name="Preformatted_20_Text"><text:span text:style-name="Source_20_Text"><text:s text:c="8"/>libro2.titulo = "Don Quijote de la Mancha"; // Cambiar solo en libro2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libro1.mostrarInfo();</text:span></text:p>
      <text:p text:style-name="Preformatted_20_Text"><text:span text:style-name="Source_20_Text"><text:s text:c="8"/>libro2.mostrarInfo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10: Copiar un objeto con una lista de objetos</text:h>
      <text:p text:style-name="Text_20_body"><text:span text:style-name="Strong_20_Emphasis">Instrucciones:</text:span></text:p>
      <text:list xml:id="list410401508" text:style-name="L15">
        <text:list-item>
          <text:p text:style-name="P28">Crea una clase <text:span text:style-name="Source_20_Text">Alumno</text:span> con los atributos <text:span text:style-name="Source_20_Text">nombre</text:span> y <text:span text:style-name="Source_20_Text">nota</text:span>. </text:p>
        </text:list-item>
        <text:list-item>
          <text:p text:style-name="P27">Usa el constructor de copia para agregar un objeto copiado a una lista de alumnos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Alumno {</text:span></text:p>
      <text:p text:style-name="Preformatted_20_Text"><text:span text:style-name="Source_20_Text"><text:s text:c="4"/>private String nombre;</text:span></text:p>
      <text:p text:style-name="Preformatted_20_Text"><text:span text:style-name="Source_20_Text"><text:s text:c="4"/>private double nota;</text:span></text:p>
      <text:p text:style-name="Preformatted_20_Text"/>
      <text:p text:style-name="Preformatted_20_Text"><text:span text:style-name="Source_20_Text"><text:s text:c="4"/>public Alumno(String nombre, double nota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nota = no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Alumno(Alumno otroAlumno) {</text:span></text:p>
      <text:p text:style-name="Preformatted_20_Text"><text:span text:style-name="Source_20_Text"><text:s text:c="8"/>this.nombre = otroAlumno.nombre;</text:span></text:p>
      <text:p text:style-name="Preformatted_20_Text"><text:span text:style-name="Source_20_Text"><text:s text:c="8"/>this.nota = otroAlumno.no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mostrarInfo() {</text:span></text:p>
      <text:p text:style-name="Preformatted_20_Text"><text:span text:style-name="Source_20_Text"><text:s text:c="8"/>System.out.println("Nombre: " + nombre + ", Nota: " + nota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lumno alumno1 = new Alumno("Carlos", 7.8);</text:span></text:p>
      <text:p text:style-name="Preformatted_20_Text"><text:span text:style-name="Source_20_Text"><text:s text:c="8"/>Alumno alumno2 = new Alumno(alumno1); // Copia de alumno1</text:span></text:p>
      <text:p text:style-name="Preformatted_20_Text"/>
      <text:p text:style-name="Preformatted_20_Text"><text:span text:style-name="Source_20_Text"><text:s text:c="8"/>ArrayList&lt;Alumno&gt; listaAlumnos = new ArrayList&lt;&gt;();</text:span></text:p>
      <text:p text:style-name="Preformatted_20_Text"><text:span text:style-name="Source_20_Text"><text:s text:c="8"/>listaAlumnos.add(alumno1);</text:span></text:p>
      <text:p text:style-name="Preformatted_20_Text"><text:span text:style-name="Source_20_Text"><text:s text:c="8"/>listaAlumnos.add(alumno2);</text:span></text:p>
      <text:p text:style-name="Preformatted_20_Text"/>
      <text:p text:style-name="Preformatted_20_Text"><text:span text:style-name="Source_20_Text"><text:s text:c="8"/>for (Alumno alumno : listaAlumnos) {</text:span></text:p>
      <text:p text:style-name="Preformatted_20_Text"><text:span text:style-name="Source_20_Text"><text:s text:c="12"/>alumno.mostrar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p text:style-name="Text_20_body">¡Aquí tienes 10 ejercicios sencillos para practicar los <text:span text:style-name="Strong_20_Emphasis">constructores de copia</text:span> en Java! Si tienes dudas o necesitas más ayuda con algún ejercicio, no dudes en pregunta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15:11.479732376</meta:creation-date>
    <dc:date>2025-02-07T16:17:48.339595878</dc:date>
    <meta:editing-duration>PT2M37S</meta:editing-duration>
    <meta:editing-cycles>1</meta:editing-cycles>
    <meta:document-statistic meta:table-count="0" meta:image-count="0" meta:object-count="0" meta:page-count="10" meta:paragraph-count="393" meta:word-count="2271" meta:character-count="16767" meta:non-whitespace-character-count="13167"/>
    <meta:generator>LibreOffice/7.3.7.2$Linux_X86_64 LibreOffice_project/30$Build-2</meta:generator>
  </office:meta>
</office:document-meta>
</file>